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997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803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8.999cm" table:align="margins" style:may-break-between-rows="false"/>
    </style:style>
    <style:style style:name="Table175.A" style:family="table-column">
      <style:table-column-properties style:column-width="1.863cm" style:rel-column-width="13568*"/>
    </style:style>
    <style:style style:name="Table175.B" style:family="table-column">
      <style:table-column-properties style:column-width="4.725cm" style:rel-column-width="34409*"/>
    </style:style>
    <style:style style:name="Table175.C" style:family="table-column">
      <style:table-column-properties style:column-width="2.411cm" style:rel-column-width="17558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6" style:family="paragraph" style:parent-style-name="Frame_20_contents">
      <style:paragraph-properties fo:margin-top="0cm" fo:margin-bottom="0cm" fo:text-align="center" style:justify-single-word="false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1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2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3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text-properties style:text-underline-style="solid" style:text-underline-width="auto" style:text-underline-color="font-color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0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1" style:family="paragraph" style:parent-style-name="Sender">
      <style:text-properties fo:font-style="normal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Standard" style:master-page-name="Standard">
      <style:paragraph-properties style:page-number="1"/>
    </style:style>
    <style:style style:name="P3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36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7">(members ) </text:p>
                <text:p text:style-name="P18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nity price to x1.65. Old: changing he unit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7">(members <text:s/>member price rounded up to nearest nickel) </text:p>
                <text:p text:style-name="P18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0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0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7"/>
                <text:p text:style-name="P18">http://thegrainery.ca</text:p>
              </table:table-cell>
              <table:table-cell table:style-name="Table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7"/>
                <text:p text:style-name="P18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7"><text:s/></text:p>
                <text:p text:style-name="P18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7"/>
                <text:p text:style-name="P18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7"><text:s/></text:p>
                <text:p text:style-name="P18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7">(members $2.15) </text:p>
                <text:p text:style-name="P18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7"><text:s/></text:p>
                <text:p text:style-name="P18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7"><text:s/></text:p>
                <text:p text:style-name="P18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7"><text:s/></text:p>
                <text:p text:style-name="P18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7"/>
                <text:p text:style-name="P18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7"/>
                <text:p text:style-name="P18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7"/>
                <text:p text:style-name="P18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7"/>
                <text:p text:style-name="P18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7"><text:s/></text:p>
                <text:p text:style-name="P18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7"/>
                <text:p text:style-name="P18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7">(members $0.00) </text:p>
                <text:p text:style-name="P18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7"/>
                <text:p text:style-name="P18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7"/>
                <text:p text:style-name="P18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7"><text:s/></text:p>
                <text:p text:style-name="P18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7"/>
                <text:p text:style-name="P18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7"/>
                <text:p text:style-name="P18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7"><text:s/></text:p>
                <text:p text:style-name="P18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7">(members $0.00) </text:p>
                <text:p text:style-name="P18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7"><text:s/></text:p>
                <text:p text:style-name="P24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7"><text:s/></text:p>
                <text:p text:style-name="P18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7"/>
                <text:p text:style-name="P18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7"/>
                <text:p text:style-name="P18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7"/>
                <text:p text:style-name="P18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7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7"><text:s/></text:p>
                <text:p text:style-name="P18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7"><text:s/></text:p>
                <text:p text:style-name="P18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7"/>
                <text:p text:style-name="P18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7"/>
                <text:p text:style-name="P18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7"><text:s/></text:p>
                <text:p text:style-name="P18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2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7"><text:s/></text:p>
                <text:p text:style-name="P23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7"/>
                <text:p text:style-name="P18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7"/>
                <text:p text:style-name="P18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7"/>
                <text:p text:style-name="P18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7"/>
                <text:p text:style-name="P18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7"/>
                <text:p text:style-name="P18">http://thegrainery.ca</text:p>
              </table:table-cell>
              <table:table-cell table:style-name="Table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7"/>
                <text:p text:style-name="P18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7">(members $0.00) </text:p>
                <text:p text:style-name="P18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7"/>
                <text:p text:style-name="P18">http://thegrainery.ca</text:p>
              </table:table-cell>
              <table:table-cell table:style-name="Table47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7"/>
                <text:p text:style-name="P18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7"/>
                <text:p text:style-name="P18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7"><text:s/></text:p>
                <text:p text:style-name="P18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7"/>
                <text:p text:style-name="P18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7"><text:s/></text:p>
                <text:p text:style-name="P18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7"/>
                <text:p text:style-name="P18">http://thegrainery.ca</text:p>
              </table:table-cell>
              <table:table-cell table:style-name="Table53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7"/>
                <text:p text:style-name="P18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7"/>
                <text:p text:style-name="P18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7"><text:s/></text:p>
                <text:p text:style-name="P18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7"><text:s/></text:p>
                <text:p text:style-name="P18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7"><text:s/></text:p>
                <text:p text:style-name="P18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7"/>
                <text:p text:style-name="P18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8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7"><text:s/></text:p>
                <text:p text:style-name="P18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7"/>
                <text:p text:style-name="P18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7"/>
                <text:p text:style-name="P18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0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7"/>
                <text:p text:style-name="P18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7"><text:s/></text:p>
                <text:p text:style-name="P18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6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7"/>
                <text:p text:style-name="P18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7"/>
                <text:p text:style-name="P18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7">(members $2.75) </text:p>
                <text:p text:style-name="P18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7"><text:s/></text:p>
                <text:p text:style-name="P18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7">(members $1.80) </text:p>
                <text:p text:style-name="P18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7"><text:s/></text:p>
                <text:p text:style-name="P18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7"><text:s/></text:p>
                <text:p text:style-name="P18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7"><text:s/></text:p>
                <text:p text:style-name="P18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7"/>
                <text:p text:style-name="P18">http://thegrainery.ca</text:p>
              </table:table-cell>
              <table:table-cell table:style-name="Table7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30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7"/>
                <text:p text:style-name="P18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7">(members $0.85) </text:p>
                <text:p text:style-name="P18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7">(members $2.80) </text:p>
                <text:p text:style-name="P18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7"/>
                <text:p text:style-name="P18">http://thegrainery.ca</text:p>
              </table:table-cell>
              <table:table-cell table:style-name="Table78.C3" office:value-type="currency" office:currency="CA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7"/>
                <text:p text:style-name="P18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7">(members $2.50) </text:p>
                <text:p text:style-name="P18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7"><text:s/></text:p>
                <text:p text:style-name="P18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7">(members $0.00) </text:p>
                <text:p text:style-name="P18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7">(members $3.05) </text:p>
                <text:p text:style-name="P18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7">(members $6.10) </text:p>
                <text:p text:style-name="P18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7"/>
                <text:p text:style-name="P18">http://thegrainery.ca</text:p>
              </table:table-cell>
              <table:table-cell table:style-name="Table85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7"/>
                <text:p text:style-name="P18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7"/>
                <text:p text:style-name="P18">http://thegrainery.ca</text:p>
              </table:table-cell>
              <table:table-cell table:style-name="Table87.C3" office:value-type="currency" office:currency="CAD" office:value="5.75">
                <text:p text:style-name="P9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7"/>
                <text:p text:style-name="P18">http://thegrainery.ca</text:p>
              </table:table-cell>
              <table:table-cell table:style-name="Table8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7">(members $5.20) </text:p>
                <text:p text:style-name="P18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7">(members $0.00) </text:p>
                <text:p text:style-name="P18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7">(members $0.00) </text:p>
                <text:p text:style-name="P18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7"><text:s/></text:p>
                <text:p text:style-name="P18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7"><text:s/></text:p>
                <text:p text:style-name="P18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7"/>
                <text:p text:style-name="P18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7">(members $2.90) </text:p>
                <text:p text:style-name="P18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7">(members $1.70) </text:p>
                <text:p text:style-name="P18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7">(members $1.15) </text:p>
                <text:p text:style-name="P18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7">(members $2.95) </text:p>
                <text:p text:style-name="P18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7">(members $1.95) </text:p>
                <text:p text:style-name="P18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2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9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8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7">(members $0.00) </text:p>
                <text:p text:style-name="P18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7">(members $5.65) </text:p>
                <text:p text:style-name="P18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7">(members $6.00) </text:p>
                <text:p text:style-name="P18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7">(members $5.85) </text:p>
                <text:p text:style-name="P18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7">(members $6.25) </text:p>
                <text:p text:style-name="P18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7">(members $4.25) </text:p>
                <text:p text:style-name="P18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7"><text:s/></text:p>
                <text:p text:style-name="P18">http://thegrainery.ca</text:p>
              </table:table-cell>
              <table:table-cell table:style-name="Table109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7">(members $3.70) </text:p>
                <text:p text:style-name="P18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7"/>
                <text:p text:style-name="P18">http://thegrainery.ca</text:p>
              </table:table-cell>
              <table:table-cell table:style-name="Table111.C3" office:value-type="currency" office:currency="USD" office:value="4.75">
                <text:p text:style-name="P9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7"/>
              </table:table-cell>
              <table:table-cell table:style-name="Table111.C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7"/>
                <text:p text:style-name="P18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7">(members ) </text:p>
                <text:p text:style-name="P18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7">(members ) </text:p>
                <text:p text:style-name="P18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7">(members ) </text:p>
                <text:p text:style-name="P18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7">(members $0.00) </text:p>
                <text:p text:style-name="P18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7">(members $9.05) </text:p>
                <text:p text:style-name="P18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7">(members $14.00) </text:p>
                <text:p text:style-name="P18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7">(members $13.85) </text:p>
                <text:p text:style-name="P18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7">(members $11.65) </text:p>
                <text:p text:style-name="P18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7">(members $11.65) </text:p>
                <text:p text:style-name="P18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7">(members $7.95) </text:p>
                <text:p text:style-name="P18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7">(members $0.00) </text:p>
                <text:p text:style-name="P18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7">(members $0.00) </text:p>
                <text:p text:style-name="P18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7">(members $3.95) </text:p>
                <text:p text:style-name="P18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7"/>
                <text:p text:style-name="P18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7">(members $1.20) </text:p>
                <text:p text:style-name="P18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7">(members $6.00) </text:p>
                <text:p text:style-name="P18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7"/>
                <text:p text:style-name="P18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7">(members $2.40) </text:p>
                <text:p text:style-name="P18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8">http://thegrainery.ca</text:p>
              </table:table-cell>
              <table:table-cell table:style-name="Table131.C3" office:value-type="string">
                <text:p text:style-name="P9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7">(members #DIV/0!) </text:p>
                <text:p text:style-name="P18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7">(members $5.20) </text:p>
                <text:p text:style-name="P18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7">(members #DIV/0!) </text:p>
                <text:p text:style-name="P18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7"/>
                <text:p text:style-name="P18">http://thegrainery.ca</text:p>
              </table:table-cell>
              <table:table-cell table:style-name="Table135.C3" office:value-type="string">
                <text:p text:style-name="P9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454g</text:p>
              </table:table-cell>
              <table:table-cell table:style-name="Table136.A1" office:value-type="string">
                <text:p text:style-name="P17"><text:s/></text:p>
                <text:p text:style-name="P18">http://thegrainery.ca</text:p>
              </table:table-cell>
              <table:table-cell table:style-name="Table136.C3" office:value-type="string">
                <text:p text:style-name="P9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7"><text:s/></text:p>
                <text:p text:style-name="P18">http://thegrainery.ca</text:p>
              </table:table-cell>
              <table:table-cell table:style-name="Table137.C3" office:value-type="string">
                <text:p text:style-name="P9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7">(members #DIV/0!) </text:p>
                <text:p text:style-name="P18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0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7"><text:s/></text:p>
                <text:p text:style-name="P18">http://thegrainery.ca</text:p>
              </table:table-cell>
              <table:table-cell table:style-name="Table139.C3" office:value-type="string">
                <text:p text:style-name="P9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7">(members #DIV/0!) </text:p>
                <text:p text:style-name="P18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9 beans</text:p>
              </table:table-cell>
              <table:table-cell table:style-name="Table141.A1" office:value-type="string">
                <text:p text:style-name="P17"><text:s/></text:p>
                <text:p text:style-name="P18">http://thegrainery.ca</text:p>
              </table:table-cell>
              <table:table-cell table:style-name="Table141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2">Organic Raw Whole</text:p>
                <text:p text:style-name="P14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3 beans</text:p>
              </table:table-cell>
              <table:table-cell table:style-name="Table142.A1" office:value-type="string">
                <text:p text:style-name="P17"><text:s/></text:p>
                <text:p text:style-name="P18">http://thegrainery.ca</text:p>
              </table:table-cell>
              <table:table-cell table:style-name="Table142.C3" office:value-type="string">
                <text:p text:style-name="P9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8">http://thegrainery.ca</text:p>
              </table:table-cell>
              <table:table-cell table:style-name="Table143.C3" office:value-type="string">
                <text:p text:style-name="P9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7">(members $0.00) </text:p>
                <text:p text:style-name="P18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8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7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7"><text:s/></text:p>
                <text:p text:style-name="P18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7"><text:s/></text:p>
                <text:p text:style-name="P18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7">(members $3.65) </text:p>
                <text:p text:style-name="P18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7">(members $0.00) </text:p>
                <text:p text:style-name="P18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7">(members $0.00) </text:p>
                <text:p text:style-name="P18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7"/>
                <text:p text:style-name="P18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7">(members $0.00) </text:p>
                <text:p text:style-name="P18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5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19">http://thegrainery.ca</text:p>
              </table:table-cell>
              <table:table-cell table:style-name="Table1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7">(members $3.50) </text:p>
                <text:p text:style-name="P18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7">(members $3.50) </text:p>
                <text:p text:style-name="P18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7">(members $3.60) </text:p>
                <text:p text:style-name="P18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7">(members $0.00) </text:p>
                <text:p text:style-name="P18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7"/>
                <text:p text:style-name="P18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7"/>
                <text:p text:style-name="P18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9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7"/>
                <text:p text:style-name="P18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3"/>
                <text:p text:style-name="P10">Holy Jalapeno </text:p>
                <text:p text:style-name="P10">Hot Sauce</text:p>
                <text:p text:style-name="P10"><text:s/><text:span text:style-name="T13">made with fresh </text:span></text:p>
                <text:p text:style-name="P6">jalapeno, onion, green pepper, garlic</text:p>
                <text:p text:style-name="P10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7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7"/>
                <text:p text:style-name="P18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7">(members $0.00) </text:p>
                <text:p text:style-name="P18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7">(members $0.00) </text:p>
                <text:p text:style-name="P18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7">(members $0.00) </text:p>
                <text:p text:style-name="P18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7">(members $0.00) </text:p>
                <text:p text:style-name="P18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7"><text:s/></text:p>
                <text:p text:style-name="P18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33"/>
      <text:p text:style-name="P34"/>
      <text:p text:style-name="Standard"><text:soft-page-break/><text:tab/></text:p>
      <text:p text:style-name="P27"><text:tab/>GRAINERY PRE_ORDERS</text:p>
      <text:p text:style-name="P26"><text:tab/>http://thegrainery.ca/preorders</text:p>
      <text:p text:style-name="P26"/>
      <text:p text:style-name="Sender"><text:tab/><text:span text:style-name="T14">Andrea Johnson 422-6919</text:span><text:span text:style-name="T15"> <text:s/></text:span><text:span text:style-name="T14"><text:line-break/> <text:tab/>2.27kg Millet</text:span></text:p>
      <text:p text:style-name="P31"><text:tab/><text:tab/><text:tab/><text:tab/>$23.93 <text:s text:c="3"/></text:p>
      <text:p text:style-name="P26"><text:soft-page-break/></text:p>
      <text:p text:style-name="P34"/>
      <text:p text:style-name="P29"><text:soft-page-break/>Deb VanTriet<text:line-break/>Andrew Parker</text:p>
      <text:p text:style-name="P29">Marla MacLeod<text:line-break/><text:span text:style-name="T10"> PRE-ORDERS</text:span></text:p>
      <text:p text:style-name="P34"/>
      <text:p text:style-name="Standard"><text:soft-page-break/>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0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7"/>
            <text:p text:style-name="P18">http://thegrainery.ca</text:p>
          </table:table-cell>
          <table:table-cell table:style-name="Table175.C3" office:value-type="currency" office:currency="USD" office:value="4.5">
            <text:p text:style-name="P9">$4.50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6">This delicious large kidney-shaped heritage bean with its soft skin is</text:span></text:p>
            <text:p text:style-name="P28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7"/>
            <text:p text:style-name="P18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7"><text:s/></text:p>
            <text:p text:style-name="P18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Flakes</text:p>
      <text:p text:style-name="Standard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short grain brown rice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7"/>
            <text:p text:style-name="P18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34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2">227g</text:p>
          </table:table-cell>
          <table:table-cell table:style-name="Table173.A1" office:value-type="string">
            <text:p text:style-name="P18">http://thegrainery.ca</text:p>
          </table:table-cell>
          <table:table-cell table:style-name="Table173.C1" office:value-type="currency" office:currency="CAD" office:value="5.1">
            <text:p text:style-name="P32">$5.10</text:p>
          </table:table-cell>
        </table:table-row>
      </table:table>
      <text:p text:style-name="P7"><text:soft-page-break/></text:p>
      <text:p text:style-name="P34"/>
      <text:p text:style-name="P3"><text:soft-page-break/>2385 Agricola St., Halifax, Nova Scotia <text:s text:c="32"/>(902) 446-3301</text:p>
      <text:p text:style-name="P4">The Grainery Food Co-op</text:p>
      <text:p text:style-name="P16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0">Northern Manitoba Wild Rice</text:p>
      <text:p text:style-name="P21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able:table-row>
          <table:table-cell table:style-name="Table174.A1" office:value-type="string">
            <text:p text:style-name="P12">454g</text:p>
          </table:table-cell>
          <table:table-cell table:style-name="Table174.A1" office:value-type="string">
            <text:p text:style-name="P18">http://thegrainery.ca</text:p>
          </table:table-cell>
          <table:table-cell table:style-name="Table174.C1" office:value-type="currency" office:currency="CAD" office:value="9.45">
            <text:p text:style-name="P32">$9.45</text:p>
          </table:table-cell>
        </table:table-row>
      </table:table>
      <text:p text:style-name="P7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New Found Oatmeal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Standard"/>
      <text:p text:style-name="Standard"/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P25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><text:soft-page-break/></text:p>
      <text:p text:style-name="P34"/>
      <text:p text:style-name="Standard"/>
      <text:p text:style-name="P34"/>
      <text:p text:style-name="Standard"/>
      <text:p text:style-name="Standard"/>
      <text:p text:style-name="P34"/>
      <text:p text:style-name="Standard"/>
      <text:p text:style-name="P3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11-29T17:45:16.28</dc:date>
    <dc:creator>2385 Agricola Grainery Food Coop</dc:creator>
    <meta:editing-duration>PT669H31M30S</meta:editing-duration>
    <meta:editing-cycles>210</meta:editing-cycles>
    <meta:generator>OpenOffice.org/3.2$Win32 OpenOffice.org_project/320m12$Build-9483</meta:generator>
    <meta:printed-by>2385 Agricola Grainery Food Coop</meta:printed-by>
    <meta:print-date>2010-11-29T17:12:19.39</meta:print-date>
    <meta:document-statistic meta:table-count="175" meta:image-count="0" meta:object-count="0" meta:page-count="343" meta:paragraph-count="1638" meta:word-count="7924" meta:character-count="57559"/>
    <meta:user-defined meta:name="Info 1"/>
    <meta:user-defined meta:name="Info 2"/>
    <meta:user-defined meta:name="Info 3"/>
    <meta:user-defined meta:name="Info 4"/>
  </office:meta>
</office:document-meta>
</file>